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6e13c" officeooo:paragraph-rsid="0006e13c" style:font-size-asian="10.5pt" style:font-size-complex="12pt"/>
    </style:style>
    <style:style style:name="P2" style:family="paragraph" style:parent-style-name="Standard" style:list-style-name="L2">
      <style:text-properties fo:font-size="12pt" officeooo:rsid="0006e13c" officeooo:paragraph-rsid="0006e13c" style:font-size-asian="10.5pt" style:font-size-complex="12pt"/>
    </style:style>
    <style:style style:name="P3" style:family="paragraph" style:parent-style-name="Standard">
      <style:text-properties fo:font-size="12pt" officeooo:rsid="0008af09" officeooo:paragraph-rsid="0008af09" style:font-size-asian="10.5pt" style:font-size-complex="12pt"/>
    </style:style>
    <style:style style:name="P4" style:family="paragraph" style:parent-style-name="Standard">
      <style:text-properties fo:font-size="12pt" fo:font-style="normal" officeooo:rsid="0008af09" officeooo:paragraph-rsid="0008af09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officeooo:rsid="0008e00c" officeooo:paragraph-rsid="0008e00c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size="12pt" fo:font-style="normal" officeooo:rsid="000aead5" officeooo:paragraph-rsid="000aead5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italic" officeooo:rsid="0008e00c" officeooo:paragraph-rsid="0008e00c" style:font-size-asian="10.5pt" style:font-style-asian="italic" style:font-size-complex="12pt" style:font-style-complex="italic"/>
    </style:style>
    <style:style style:name="P8" style:family="paragraph" style:parent-style-name="Standard">
      <style:text-properties fo:font-size="12pt" fo:font-style="italic" officeooo:rsid="000aead5" officeooo:paragraph-rsid="000aead5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4pt" officeooo:rsid="0006887b" officeooo:paragraph-rsid="0006887b" style:font-size-asian="12.25pt" style:font-size-complex="14pt"/>
    </style:style>
    <style:style style:name="P10" style:family="paragraph" style:parent-style-name="Standard">
      <style:text-properties fo:font-size="14pt" fo:font-style="italic" officeooo:rsid="0008af09" officeooo:paragraph-rsid="0008af09" style:font-size-asian="12.25pt" style:font-style-asian="italic" style:font-size-complex="14pt" style:font-style-complex="italic"/>
    </style:style>
    <style:style style:name="P11" style:family="paragraph" style:parent-style-name="Standard">
      <style:text-properties officeooo:paragraph-rsid="0006887b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060907"/>
    </style:style>
    <style:style style:name="T3" style:family="text">
      <style:text-properties style:font-name="FreeSans" fo:font-size="24pt" officeooo:rsid="00060907" style:font-size-asian="24pt" style:font-size-complex="24pt"/>
    </style:style>
    <style:style style:name="T4" style:family="text">
      <style:text-properties style:font-name="FreeSans" fo:font-style="italic" style:font-style-asian="italic" style:font-style-complex="italic"/>
    </style:style>
    <style:style style:name="T5" style:family="text">
      <style:text-properties style:font-name="FreeSans" fo:font-style="italic" officeooo:rsid="00060907" style:font-style-asian="italic" style:font-style-complex="italic"/>
    </style:style>
    <style:style style:name="T6" style:family="text">
      <style:text-properties style:font-name="FreeSans" fo:font-style="italic" officeooo:rsid="0008af09" style:font-style-asian="italic" style:font-style-complex="italic"/>
    </style:style>
    <style:style style:name="T7" style:family="text">
      <style:text-properties style:font-name="FreeSans" fo:font-size="14pt" officeooo:rsid="0006887b" style:font-size-asian="12.25pt" style:font-size-complex="14pt"/>
    </style:style>
    <style:style style:name="T8" style:family="text">
      <style:text-properties style:font-name="FreeSans" fo:font-size="12pt" officeooo:rsid="0006e13c" style:font-size-asian="10.5pt" style:font-size-complex="12pt"/>
    </style:style>
    <style:style style:name="T9" style:family="text">
      <style:text-properties style:font-name="FreeSans" officeooo:rsid="0008af09"/>
    </style:style>
    <style:style style:name="T10" style:family="text">
      <style:text-properties style:font-name="FreeSans" fo:font-style="normal" style:font-style-asian="normal" style:font-style-complex="normal"/>
    </style:style>
    <style:style style:name="T11" style:family="text">
      <style:text-properties style:font-name="FreeSans" fo:font-style="normal" officeooo:rsid="000aead5" style:font-style-asian="normal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Como cada função foi testada</text:span></text:p>
      <text:p text:style-name="Standard"><text:span text:style-name="T3"/></text:p>
      <text:p text:style-name="P10"><text:span text:style-name="T2">(</text:span><text:span text:style-name="T1">I) Função tree()</text:span></text:p>
      <text:p text:style-name="P10"><text:span text:style-name="T1"/></text:p>
      <text:p text:style-name="P4"><text:span text:style-name="T1">Teste: </text:span></text:p>
      <text:p text:style-name="P4"><text:span text:style-name="T1"/></text:p>
      <text:p text:style-name="P7"><text:span text:style-name="T1">Inicializar arvore</text:span></text:p>
      <text:p text:style-name="P5"><text:span text:style-name="T1"/></text:p>
      <text:p text:style-name="P5"><text:span text:style-name="T1">Cria-se uma árvore, insere-se uma pergunta de início. Depois, verifica-se se os dados do current da árvore confere com as inseridas, econfere se o current é igual ao root (o current no início é sempre declarado igual ao root).</text:span></text:p>
      <text:p text:style-name="P10"><text:span text:style-name="T1"><text:tab/></text:span></text:p>
      <text:p text:style-name="P9"><text:span text:style-name="T6">(II) </text:span><text:span text:style-name="T5">F</text:span><text:span text:style-name="T4">unção insert</text:span><text:span text:style-name="T1"> </text:span></text:p>
      <text:p text:style-name="P11"><text:span text:style-name="T7"/></text:p>
      <text:p text:style-name="P11"><text:span text:style-name="T8">Recebe como parâmetros</text:span></text:p>
      <text:list xml:id="list2997812185482657165" text:style-name="L2">
        <text:list-item>
          <text:p text:style-name="P2"><text:span text:style-name="T1">frase_entrada, uma string que representa a pergunta ou a resposta no nó da árvore.</text:span></text:p>
        </text:list-item>
        <text:list-item>
          <text:p text:style-name="P2"><text:span text:style-name="T1">opcao_entrada, expressa se ele irá inserir no filho à direita( sim ) ou à esquerda (não) .</text:span></text:p>
        </text:list-item>
        <text:list-item>
          <text:p text:style-name="P2"><text:span text:style-name="T1">tipo_entrada, expressa o tipo de </text:span><text:span text:style-name="T9">frase do nó.</text:span></text:p>
        </text:list-item>
      </text:list>
      <text:p text:style-name="P1"><text:span text:style-name="T9"/></text:p>
      <text:p text:style-name="P3"><text:span text:style-name="T1">Teste: </text:span></text:p>
      <text:p text:style-name="P3"><text:span text:style-name="T1"/></text:p>
      <text:p text:style-name="P7"><text:span text:style-name="T1">Operações de inserções no início</text:span></text:p>
      <text:p text:style-name="P7"><text:span text:style-name="T1"/></text:p>
      <text:p text:style-name="P7"><text:span text:style-name="T10">É testado se </text:span><text:span text:style-name="T11">a inserção de uma pergunta inicial e suas respostas contruirá a árvore, seguindo a estrutura pergunta(pai) com filhos respostas.</text:span></text:p>
      <text:p text:style-name="P7"><text:span text:style-name="T11"/></text:p>
      <text:p text:style-name="P8"><text:span text:style-name="T1">O jogo erra a resposta no início</text:span></text:p>
      <text:p text:style-name="P8"><text:span text:style-name="T1"/></text:p>
      <text:p text:style-name="P6"><text:span text:style-name="T1">É testado se o processo de inserção de uma pergunta no lugar de uma resposta errada( quando o usuário erra), e essa resposta e a resposta correta(inserida pelo usuário) são filhos dessa nova pergunta inserida no lugar certo(sim ou não, algo determinado pelo usuário) . Isso foi testado para todos os casos ocorrentes no início, ou seja, quando o programa erra quando o usuário escolhe sim, inserindo a resposta correta ou como sim ou não para a pergunta; ou quando o usuário escolhe não, seguindo a mesma lógica. Desse modo, tem-se 4 casos.</text:span></text:p>
      <text:p text:style-name="P6"><text:span text:style-name="T1"/></text:p>
      <text:p text:style-name="P8"><text:span text:style-name="T1">O jogo erra no decorer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23:00.936010611</meta:creation-date>
    <dc:date>2018-04-16T17:51:59.258705912</dc:date>
    <meta:editing-duration>PT9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31" meta:character-count="1335" meta:non-whitespace-character-count="1116"/>
  </office:meta>
</office:document-meta>
</file>